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fo:color="#000000" style:font-name="Arial" fo:language="en" fo:country="US" style:font-name-complex="Arial1"/>
    </style:style>
    <style:style style:name="P2" style:family="paragraph" style:parent-style-name="Standard">
      <style:paragraph-properties fo:margin-top="0.1945in" fo:margin-bottom="0.1945in" loext:contextual-spacing="false" fo:line-height="10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left="0.5in" fo:margin-right="0in" fo:margin-top="0in" fo:margin-bottom="0in" loext:contextual-spacing="false" fo:line-height="100%" fo:text-indent="0in" style:auto-text-indent="false"/>
    </style:style>
    <style:style style:name="P5" style:family="paragraph" style:parent-style-name="Standard" style:master-page-name="Standard">
      <style:paragraph-properties fo:text-align="center" style:justify-single-word="false" style:page-number="auto"/>
      <style:text-properties fo:color="#000000" style:font-name="Arial" fo:font-size="12pt" fo:language="de" fo:country="DE" style:font-size-asian="12pt" style:font-name-complex="Arial1" style:font-size-complex="12pt"/>
    </style:style>
    <style:style style:name="P6" style:family="paragraph" style:parent-style-name="Standard">
      <style:text-properties fo:color="#000000" style:font-name="Arial" fo:font-size="12pt" fo:language="en" fo:country="US" style:font-size-asian="12pt" style:font-name-complex="Arial1" style:font-size-complex="12pt"/>
    </style:style>
    <style:style style:name="P7" style:family="paragraph" style:parent-style-name="Standard">
      <style:paragraph-properties fo:margin-top="0.1945in" fo:margin-bottom="0.1945in" loext:contextual-spacing="false" fo:line-height="100%"/>
      <style:text-properties fo:color="#000000" style:font-name="Arial" fo:font-size="12pt" fo:language="en" fo:country="US" style:font-name-asian="Times New Roman1" style:font-size-asian="12pt" style:font-name-complex="Arial1" style:font-size-complex="12pt"/>
    </style:style>
    <style:style style:name="P8" style:family="paragraph" style:parent-style-name="Standard">
      <style:paragraph-properties fo:margin-top="0in" fo:margin-bottom="0in" loext:contextual-spacing="false" fo:line-height="100%"/>
      <style:text-properties fo:color="#000000" style:font-name="Arial" fo:font-size="12pt" fo:language="en" fo:country="US" style:font-name-asian="Times New Roman1" style:font-size-asian="12pt" style:font-name-complex="Arial1" style:font-size-complex="12pt"/>
    </style:style>
    <style:style style:name="P9" style:family="paragraph" style:parent-style-name="Normal_20__28_Web_29_">
      <style:text-properties fo:color="#000000" style:font-name="Arial" fo:language="en" fo:country="US" style:font-name-complex="Arial1"/>
    </style:style>
    <style:style style:name="P10" style:family="paragraph" style:parent-style-name="Normal_20__28_Web_29_">
      <style:text-properties fo:color="#000000" style:font-name="Arial" style:font-name-complex="Arial1"/>
    </style:style>
    <style:style style:name="T1" style:family="text">
      <style:text-properties fo:color="#000000" style:font-name="Arial" fo:font-size="12pt" fo:language="en" fo:country="US" style:font-size-asian="12pt" style:font-name-complex="Arial1" style:font-size-complex="12pt"/>
    </style:style>
    <style:style style:name="T2" style:family="text">
      <style:text-properties fo:color="#000000" style:font-name="Arial" fo:font-size="12pt" fo:language="en" fo:country="US" style:font-size-asian="12pt" style:font-name-complex="Arial1" style:font-size-complex="12pt" style:font-weight-complex="bold"/>
    </style:style>
    <style:style style:name="T3" style:family="text">
      <style:text-properties fo:color="#000000" style:font-name="Arial" fo:font-size="12pt" fo:language="en" fo:country="US" style:text-underline-style="none" style:font-size-asian="12pt" style:font-name-complex="Arial1" style:font-size-complex="12pt"/>
    </style:style>
    <style:style style:name="T4" style:family="text">
      <style:text-properties fo:color="#000000" style:font-name="Arial" fo:font-size="12pt" fo:language="en" fo:country="US" style:text-underline-style="none" style:font-size-asian="12pt" style:font-name-complex="Arial1" style:font-size-complex="12pt" style:font-weight-complex="bold"/>
    </style:style>
    <style:style style:name="T5" style:family="text">
      <style:text-properties fo:color="#000000" style:font-name="Arial" fo:font-size="12pt" fo:language="en" fo:country="US" style:font-name-asian="Times New Roman1" style:font-size-asian="12pt" style:font-name-complex="Arial1" style:font-size-complex="12pt"/>
    </style:style>
    <style:style style:name="T6" style:family="text">
      <style:text-properties fo:color="#000000" style:font-name="Arial" fo:language="en" fo:country="US" style:font-name-complex="Arial1"/>
    </style:style>
    <style:style style:name="T7" style:family="text">
      <style:text-properties fo:color="#000000" style:font-name="Arial" fo:language="en" fo:country="US" style:font-name-complex="Arial1" style:font-style-complex="italic"/>
    </style:style>
    <style:style style:name="T8" style:family="text">
      <style:text-properties fo:color="#000000" style:font-name="Arial" fo:language="en" fo:country="US" style:text-underline-style="none" style:font-name-complex="Arial1"/>
    </style:style>
    <style:style style:name="T9" style:family="text">
      <style:text-properties fo:color="#000000" style:font-name="Arial" fo:language="en" fo:country="US" style:text-underline-style="none" style:font-name-complex="Arial1" style:font-style-complex="italic"/>
    </style:style>
    <style:style style:name="T10" style:family="text">
      <style:text-properties fo:color="#000000" style:font-name="Arial" style:font-name-complex="Arial1"/>
    </style:style>
    <style:style style:name="T11" style:family="text">
      <style:text-properties fo:color="#000000" style:text-position="super 58%" style:font-name="Arial" fo:language="en" fo:country="US" style:font-name-complex="Arial1"/>
    </style:style>
    <style:style style:name="T12" style:family="text">
      <style:text-properties fo:color="#000000" style:text-position="super 58%" style:font-name="Arial" fo:language="en" fo:country="US" style:text-underline-style="none" style:font-name-complex="Arial1"/>
    </style:style>
    <style:style style:name="T13" style:family="text">
      <style:text-properties fo:color="#000000" style:text-position="super 58%" style:font-name="Arial" fo:font-size="12pt" fo:language="en" fo:country="US" style:font-name-asian="Times New Roman1" style:font-size-asian="12pt" style:font-name-complex="Arial1" style:font-size-complex="12pt"/>
    </style:style>
    <style:style style:name="T14" style:family="text">
      <style:text-properties fo:color="#000000" style:text-position="super 58%" style:font-name="Arial" style:text-underline-style="none"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I.</text:p>
      <text:p text:style-name="P6">About:</text:p>
      <text:p text:style-name="Standard"><text:span text:style-name="T2">Artificial intelligence</text:span><text:span text:style-name="T1"> (</text:span><text:span text:style-name="T2">AI</text:span><text:span text:style-name="T1">), sometimes called </text:span><text:a xlink:type="simple" xlink:href="https://en.wikipedia.org/wiki/Machine" office:target-frame-name="Machine" xlink:show="replace" text:style-name="ListLabel_20_1" text:visited-style-name="ListLabel_20_1"><text:span text:style-name="Internet_20_link"><text:span text:style-name="T4">machine</text:span></text:span></text:a><text:span text:style-name="T2"> intelligence</text:span><text:span text:style-name="T1">, is </text:span><text:a xlink:type="simple" xlink:href="https://en.wikipedia.org/wiki/Intelligence" office:target-frame-name="Intelligence" xlink:show="replace" text:style-name="ListLabel_20_2" text:visited-style-name="ListLabel_20_2"><text:span text:style-name="Internet_20_link"><text:span text:style-name="T3">intelligence</text:span></text:span></text:a><text:span text:style-name="T1"> demonstrated by </text:span><text:a xlink:type="simple" xlink:href="https://en.wikipedia.org/wiki/Machine" office:target-frame-name="Machine" xlink:show="replace" text:style-name="ListLabel_20_2" text:visited-style-name="ListLabel_20_2"><text:span text:style-name="Internet_20_link"><text:span text:style-name="T3">machines</text:span></text:span></text:a><text:span text:style-name="T1">, in contrast to the </text:span><text:a xlink:type="simple" xlink:href="https://en.wikipedia.org/wiki/Natural" office:target-frame-name="Natural" xlink:show="replace" text:style-name="ListLabel_20_1" text:visited-style-name="ListLabel_20_1"><text:span text:style-name="Internet_20_link"><text:span text:style-name="T4">natural</text:span></text:span></text:a><text:span text:style-name="T2"> intelligence</text:span><text:span text:style-name="T1"> displayed by humans and other animals. In </text:span><text:a xlink:type="simple" xlink:href="https://en.wikipedia.org/wiki/Computer_science" office:target-frame-name="Computer science" xlink:show="replace" text:style-name="ListLabel_20_2" text:visited-style-name="ListLabel_20_2"><text:span text:style-name="Internet_20_link"><text:span text:style-name="T3">computer science</text:span></text:span></text:a><text:span text:style-name="T1"> AI research is defined as the study of "</text:span><text:a xlink:type="simple" xlink:href="https://en.wikipedia.org/wiki/Intelligent_agent" office:target-frame-name="Intelligent agent" xlink:show="replace" text:style-name="ListLabel_20_2" text:visited-style-name="ListLabel_20_2"><text:span text:style-name="Internet_20_link"><text:span text:style-name="T3">intelligent agents</text:span></text:span></text:a><text:span text:style-name="T1">": any device that perceives its environment and takes actions that maximize its chance of successfully achieving its goals. Colloquially, the term "artificial intelligence" is applied when a machine mimics "cognitive" functions that humans associate with other </text:span><text:a xlink:type="simple" xlink:href="https://en.wikipedia.org/wiki/Human_mind" office:target-frame-name="Human mind" xlink:show="replace" text:style-name="ListLabel_20_2" text:visited-style-name="ListLabel_20_2"><text:span text:style-name="Internet_20_link"><text:span text:style-name="T3">human minds</text:span></text:span></text:a><text:span text:style-name="T1">, such as "learning" and "problem solving". </text:span></text:p>
      <text:p text:style-name="Normal_20__28_Web_29_"><text:span text:style-name="T6">The scope of AI is disputed: as machines become increasingly capable, tasks considered as requiring "intelligence" are often removed from the definition, a phenomenon known as the </text:span><text:a xlink:type="simple" xlink:href="https://en.wikipedia.org/wiki/AI_effect" office:target-frame-name="AI effect" xlink:show="replace" text:style-name="ListLabel_20_3" text:visited-style-name="ListLabel_20_3"><text:span text:style-name="Internet_20_link"><text:span text:style-name="T8">AI effect</text:span></text:span></text:a><text:span text:style-name="T6">, leading to the quip in Tesler's Theorem, "AI is whatever hasn't been done yet." For instance, </text:span><text:a xlink:type="simple" xlink:href="https://en.wikipedia.org/wiki/Optical_character_recognition" office:target-frame-name="Optical character recognition" xlink:show="replace" text:style-name="ListLabel_20_3" text:visited-style-name="ListLabel_20_3"><text:span text:style-name="Internet_20_link"><text:span text:style-name="T8">optical character recognition</text:span></text:span></text:a><text:span text:style-name="T6"> is frequently excluded from "artificial intelligence", having become a routine technology. Modern machine capabilities generally classified as AI include successfully </text:span><text:a xlink:type="simple" xlink:href="https://en.wikipedia.org/wiki/Natural_language_understanding" office:target-frame-name="Natural language understanding" xlink:show="replace" text:style-name="ListLabel_20_3" text:visited-style-name="ListLabel_20_3"><text:span text:style-name="Internet_20_link"><text:span text:style-name="T8">understanding human speech</text:span></text:span></text:a><text:span text:style-name="T6">, competing at the highest level in </text:span><text:a xlink:type="simple" xlink:href="https://en.wikipedia.org/wiki/Strategic_game" office:target-frame-name="Strategic game" xlink:show="replace" text:style-name="ListLabel_20_3" text:visited-style-name="ListLabel_20_3"><text:span text:style-name="Internet_20_link"><text:span text:style-name="T8">strategic game</text:span></text:span></text:a><text:span text:style-name="T6"> systems (such as </text:span><text:a xlink:type="simple" xlink:href="https://en.wikipedia.org/wiki/Chess" office:target-frame-name="Chess" xlink:show="replace" text:style-name="ListLabel_20_3" text:visited-style-name="ListLabel_20_3"><text:span text:style-name="Internet_20_link"><text:span text:style-name="T8">chess</text:span></text:span></text:a><text:span text:style-name="T6"> and </text:span><text:a xlink:type="simple" xlink:href="https://en.wikipedia.org/wiki/Go_(game)" office:target-frame-name="Go (game)" xlink:show="replace" text:style-name="ListLabel_20_3" text:visited-style-name="ListLabel_20_3"><text:span text:style-name="Internet_20_link"><text:span text:style-name="T8">Go</text:span></text:span></text:a><text:span text:style-name="T6">), </text:span><text:a xlink:type="simple" xlink:href="https://en.wikipedia.org/wiki/Autonomous_car" office:target-frame-name="Autonomous car" xlink:show="replace" text:style-name="ListLabel_20_3" text:visited-style-name="ListLabel_20_3"><text:span text:style-name="Internet_20_link"><text:span text:style-name="T8">autonomously operating cars</text:span></text:span></text:a><text:span text:style-name="T6">, and intelligent routing in </text:span><text:a xlink:type="simple" xlink:href="https://en.wikipedia.org/wiki/Content_delivery_network" office:target-frame-name="Content delivery network" xlink:show="replace" text:style-name="ListLabel_20_3" text:visited-style-name="ListLabel_20_3"><text:span text:style-name="Internet_20_link"><text:span text:style-name="T8">content delivery networks</text:span></text:span></text:a><text:span text:style-name="T6"> and </text:span><text:a xlink:type="simple" xlink:href="https://en.wikipedia.org/wiki/Military_simulations" office:target-frame-name="Military simulations" xlink:show="replace" text:style-name="ListLabel_20_3" text:visited-style-name="ListLabel_20_3"><text:span text:style-name="Internet_20_link"><text:span text:style-name="T8">military simulations</text:span></text:span></text:a><text:span text:style-name="T6">. </text:span></text:p>
      <text:p text:style-name="Normal_20__28_Web_29_"><text:span text:style-name="T6">Artificial intelligence was founded as an academic discipline in 1956, and in the years since has experienced several waves of optimism, followed by disappointment and the loss of funding (known as an "</text:span><text:a xlink:type="simple" xlink:href="https://en.wikipedia.org/wiki/AI_winter" office:target-frame-name="AI winter" xlink:show="replace" text:style-name="ListLabel_20_3" text:visited-style-name="ListLabel_20_3"><text:span text:style-name="Internet_20_link"><text:span text:style-name="T8">AI winter</text:span></text:span></text:a><text:span text:style-name="T6">"), followed by new approaches, success and renewed funding. For most of its history, AI research has been divided into subfields that often fail to communicate with each other. These sub-fields are based on technical considerations, such as particular goals (e.g. "</text:span><text:a xlink:type="simple" xlink:href="https://en.wikipedia.org/wiki/Robotics" office:target-frame-name="Robotics" xlink:show="replace" text:style-name="ListLabel_20_3" text:visited-style-name="ListLabel_20_3"><text:span text:style-name="Internet_20_link"><text:span text:style-name="T8">robotics</text:span></text:span></text:a><text:span text:style-name="T6">" or "machine learning"), the use of particular tools ("logic" or </text:span><text:a xlink:type="simple" xlink:href="https://en.wikipedia.org/wiki/Artificial_neural_network" office:target-frame-name="Artificial neural network" xlink:show="replace" text:style-name="ListLabel_20_3" text:visited-style-name="ListLabel_20_3"><text:span text:style-name="Internet_20_link"><text:span text:style-name="T8">artificial neural networks</text:span></text:span></text:a><text:span text:style-name="T6">), or deep philosophical differences. Subfields have also been based on social factors (particular institutions or the work of particular researchers). </text:span></text:p>
      <text:p text:style-name="Normal_20__28_Web_29_"><text:span text:style-name="T6">The traditional problems (or goals) of AI research include </text:span><text:a xlink:type="simple" xlink:href="https://en.wikipedia.org/wiki/Automated_reasoning" office:target-frame-name="Automated reasoning" xlink:show="replace" text:style-name="ListLabel_20_3" text:visited-style-name="ListLabel_20_3"><text:span text:style-name="Internet_20_link"><text:span text:style-name="T8">reasoning</text:span></text:span></text:a><text:span text:style-name="T6">, </text:span><text:a xlink:type="simple" xlink:href="https://en.wikipedia.org/wiki/Knowledge_representation" office:target-frame-name="Knowledge representation" xlink:show="replace" text:style-name="ListLabel_20_3" text:visited-style-name="ListLabel_20_3"><text:span text:style-name="Internet_20_link"><text:span text:style-name="T8">knowledge representation</text:span></text:span></text:a><text:span text:style-name="T6">, </text:span><text:a xlink:type="simple" xlink:href="https://en.wikipedia.org/wiki/Automated_planning_and_scheduling" office:target-frame-name="Automated planning and scheduling" xlink:show="replace" text:style-name="ListLabel_20_3" text:visited-style-name="ListLabel_20_3"><text:span text:style-name="Internet_20_link"><text:span text:style-name="T8">planning</text:span></text:span></text:a><text:span text:style-name="T6">, </text:span><text:a xlink:type="simple" xlink:href="https://en.wikipedia.org/wiki/Machine_learning" office:target-frame-name="Machine learning" xlink:show="replace" text:style-name="ListLabel_20_3" text:visited-style-name="ListLabel_20_3"><text:span text:style-name="Internet_20_link"><text:span text:style-name="T8">learning</text:span></text:span></text:a><text:span text:style-name="T6">, </text:span><text:a xlink:type="simple" xlink:href="https://en.wikipedia.org/wiki/Natural_language_processing" office:target-frame-name="Natural language processing" xlink:show="replace" text:style-name="ListLabel_20_3" text:visited-style-name="ListLabel_20_3"><text:span text:style-name="Internet_20_link"><text:span text:style-name="T8">natural language processing</text:span></text:span></text:a><text:span text:style-name="T6">, </text:span><text:a xlink:type="simple" xlink:href="https://en.wikipedia.org/wiki/Machine_perception" office:target-frame-name="Machine perception" xlink:show="replace" text:style-name="ListLabel_20_3" text:visited-style-name="ListLabel_20_3"><text:span text:style-name="Internet_20_link"><text:span text:style-name="T8">perception</text:span></text:span></text:a><text:span text:style-name="T6"> and the ability to move and manipulate objects. </text:span><text:a xlink:type="simple" xlink:href="https://en.wikipedia.org/wiki/Artificial_general_intelligence" office:target-frame-name="Artificial general intelligence" xlink:show="replace" text:style-name="ListLabel_20_3" text:visited-style-name="ListLabel_20_3"><text:span text:style-name="Internet_20_link"><text:span text:style-name="T8">General intelligence</text:span></text:span></text:a><text:span text:style-name="T6"> is among the field's long-term goals. Approaches include </text:span><text:a xlink:type="simple" xlink:href="https://en.wikipedia.org/wiki/Artificial_intelligence#Statistical" text:style-name="ListLabel_20_3" text:visited-style-name="ListLabel_20_3"><text:span text:style-name="Internet_20_link"><text:span text:style-name="T8">statistical methods</text:span></text:span></text:a><text:span text:style-name="T6">, </text:span><text:a xlink:type="simple" xlink:href="https://en.wikipedia.org/wiki/Artificial_intelligence#Sub-symbolic" text:style-name="ListLabel_20_3" text:visited-style-name="ListLabel_20_3"><text:span text:style-name="Internet_20_link"><text:span text:style-name="T8">computational intelligence</text:span></text:span></text:a><text:span text:style-name="T6">, and </text:span><text:a xlink:type="simple" xlink:href="https://en.wikipedia.org/wiki/Artificial_intelligence#Symbolic" text:style-name="ListLabel_20_3" text:visited-style-name="ListLabel_20_3"><text:span text:style-name="Internet_20_link"><text:span text:style-name="T8">traditional symbolic AI</text:span></text:span></text:a><text:span text:style-name="T6">. Many tools are used in AI, including versions of </text:span><text:a xlink:type="simple" xlink:href="https://en.wikipedia.org/wiki/Artificial_intelligence#Search_and_optimization" text:style-name="ListLabel_20_3" text:visited-style-name="ListLabel_20_3"><text:span text:style-name="Internet_20_link"><text:span text:style-name="T8">search and mathematical optimization</text:span></text:span></text:a><text:span text:style-name="T6">, </text:span><text:a xlink:type="simple" xlink:href="https://en.wikipedia.org/wiki/Artificial_neural_network" office:target-frame-name="Artificial neural network" xlink:show="replace" text:style-name="ListLabel_20_3" text:visited-style-name="ListLabel_20_3"><text:span text:style-name="Internet_20_link"><text:span text:style-name="T8">artificial neural networks</text:span></text:span></text:a><text:span text:style-name="T6">, and </text:span><text:a xlink:type="simple" xlink:href="https://en.wikipedia.org/wiki/Artificial_intelligence#Probabilistic_methods_for_uncertain_reasoning" text:style-name="ListLabel_20_3" text:visited-style-name="ListLabel_20_3"><text:span text:style-name="Internet_20_link"><text:span text:style-name="T8">methods based on statistics, probability and economics</text:span></text:span></text:a><text:span text:style-name="T6">. The AI field draws upon </text:span><text:a xlink:type="simple" xlink:href="https://en.wikipedia.org/wiki/Computer_science" office:target-frame-name="Computer science" xlink:show="replace" text:style-name="ListLabel_20_3" text:visited-style-name="ListLabel_20_3"><text:span text:style-name="Internet_20_link"><text:span text:style-name="T8">computer science</text:span></text:span></text:a><text:span text:style-name="T6">, </text:span><text:a xlink:type="simple" xlink:href="https://en.wikipedia.org/wiki/Information_engineering_(field)" office:target-frame-name="Information engineering (field)" xlink:show="replace" text:style-name="ListLabel_20_3" text:visited-style-name="ListLabel_20_3"><text:span text:style-name="Internet_20_link"><text:span text:style-name="T8">information engineering</text:span></text:span></text:a><text:span text:style-name="T6">, </text:span><text:a xlink:type="simple" xlink:href="https://en.wikipedia.org/wiki/Mathematics" office:target-frame-name="Mathematics" xlink:show="replace" text:style-name="ListLabel_20_3" text:visited-style-name="ListLabel_20_3"><text:span text:style-name="Internet_20_link"><text:span text:style-name="T8">mathematics</text:span></text:span></text:a><text:span text:style-name="T6">, </text:span><text:a xlink:type="simple" xlink:href="https://en.wikipedia.org/wiki/Psychology" office:target-frame-name="Psychology" xlink:show="replace" text:style-name="ListLabel_20_3" text:visited-style-name="ListLabel_20_3"><text:span text:style-name="Internet_20_link"><text:span text:style-name="T8">psychology</text:span></text:span></text:a><text:span text:style-name="T6">, </text:span><text:a xlink:type="simple" xlink:href="https://en.wikipedia.org/wiki/Linguistics" office:target-frame-name="Linguistics" xlink:show="replace" text:style-name="ListLabel_20_3" text:visited-style-name="ListLabel_20_3"><text:span text:style-name="Internet_20_link"><text:span text:style-name="T8">linguistics</text:span></text:span></text:a><text:span text:style-name="T6">, </text:span><text:a xlink:type="simple" xlink:href="https://en.wikipedia.org/wiki/Philosophy" office:target-frame-name="Philosophy" xlink:show="replace" text:style-name="ListLabel_20_3" text:visited-style-name="ListLabel_20_3"><text:span text:style-name="Internet_20_link"><text:span text:style-name="T8">philosophy</text:span></text:span></text:a><text:span text:style-name="T6">, and many others. </text:span></text:p>
      <text:p text:style-name="Normal_20__28_Web_29_"><text:span text:style-name="T6">The field was founded on the claim that </text:span><text:a xlink:type="simple" xlink:href="https://en.wikipedia.org/wiki/Human_intelligence" office:target-frame-name="Human intelligence" xlink:show="replace" text:style-name="ListLabel_20_3" text:visited-style-name="ListLabel_20_3"><text:span text:style-name="Internet_20_link"><text:span text:style-name="T8">human intelligence</text:span></text:span></text:a><text:span text:style-name="T6"> "can be so precisely described that a machine can be made to simulate it". This raises philosophical arguments about the nature of the </text:span><text:a xlink:type="simple" xlink:href="https://en.wikipedia.org/wiki/Mind" office:target-frame-name="Mind" xlink:show="replace" text:style-name="ListLabel_20_3" text:visited-style-name="ListLabel_20_3"><text:span text:style-name="Internet_20_link"><text:span text:style-name="T8">mind</text:span></text:span></text:a><text:span text:style-name="T6"> and the ethics of creating artificial beings endowed with human-like intelligence which are issues that have been explored by </text:span><text:a xlink:type="simple" xlink:href="https://en.wikipedia.org/wiki/History_of_AI#AI_in_myth,_fiction_and_speculation" office:target-frame-name="History of AI" xlink:show="replace" text:style-name="ListLabel_20_3" text:visited-style-name="ListLabel_20_3"><text:span text:style-name="Internet_20_link"><text:span text:style-name="T8">myth</text:span></text:span></text:a><text:span text:style-name="T6">, </text:span><text:a xlink:type="simple" xlink:href="https://en.wikipedia.org/wiki/Artificial_intelligence_in_fiction" office:target-frame-name="Artificial intelligence in fiction" xlink:show="replace" text:style-name="ListLabel_20_3" text:visited-style-name="ListLabel_20_3"><text:span text:style-name="Internet_20_link"><text:span text:style-name="T8">fiction</text:span></text:span></text:a><text:span text:style-name="T6"> and </text:span><text:a xlink:type="simple" xlink:href="https://en.wikipedia.org/wiki/Philosophy_of_AI" office:target-frame-name="Philosophy of AI" xlink:show="replace" text:style-name="ListLabel_20_3" text:visited-style-name="ListLabel_20_3"><text:span text:style-name="Internet_20_link"><text:span text:style-name="T8">philosophy</text:span></text:span></text:a><text:span text:style-name="T6"> since </text:span><text:a xlink:type="simple" xlink:href="https://en.wikipedia.org/wiki/Ancient_history" office:target-frame-name="Ancient history" xlink:show="replace" text:style-name="ListLabel_20_3" text:visited-style-name="ListLabel_20_3"><text:span text:style-name="Internet_20_link"><text:span text:style-name="T8">antiquity</text:span></text:span></text:a><text:span text:style-name="T6">. Some people also consider AI to be </text:span><text:a xlink:type="simple" xlink:href="https://en.wikipedia.org/wiki/Technological_singularity" office:target-frame-name="Technological singularity" xlink:show="replace" text:style-name="ListLabel_20_3" text:visited-style-name="ListLabel_20_3"><text:span text:style-name="Internet_20_link"><text:span text:style-name="T8">a danger to humanity</text:span></text:span></text:a><text:span text:style-name="T6"> if it progresses unabated. Others believe that AI, unlike previous technological revolutions, will create a </text:span><text:a xlink:type="simple" xlink:href="https://en.wikipedia.org/wiki/Technological_unemployment#21st_century" office:target-frame-name="Technological unemployment" xlink:show="replace" text:style-name="ListLabel_20_3" text:visited-style-name="ListLabel_20_3"><text:span text:style-name="Internet_20_link"><text:span text:style-name="T8">risk of mass unemployment</text:span></text:span></text:a><text:span text:style-name="T6">. However Google is hosting a global contest to develop AI that’s beneficial for humanity </text:span></text:p>
      <text:p text:style-name="Normal_20__28_Web_29_"><text:soft-page-break/><text:span text:style-name="T6">In the twenty-first century, AI techniques have experienced a resurgence following concurrent advances in </text:span><text:a xlink:type="simple" xlink:href="https://en.wikipedia.org/wiki/Computer_performance" office:target-frame-name="Computer performance" xlink:show="replace" text:style-name="ListLabel_20_3" text:visited-style-name="ListLabel_20_3"><text:span text:style-name="Internet_20_link"><text:span text:style-name="T8">computer power</text:span></text:span></text:a><text:span text:style-name="T6">, large amounts of </text:span><text:a xlink:type="simple" xlink:href="https://en.wikipedia.org/wiki/Big_data" office:target-frame-name="Big data" xlink:show="replace" text:style-name="ListLabel_20_3" text:visited-style-name="ListLabel_20_3"><text:span text:style-name="Internet_20_link"><text:span text:style-name="T8">data</text:span></text:span></text:a><text:span text:style-name="T6">, and theoretical understanding; and AI techniques have become an essential part of the </text:span><text:a xlink:type="simple" xlink:href="https://en.wikipedia.org/wiki/Technology_industry" office:target-frame-name="Technology industry" xlink:show="replace" text:style-name="ListLabel_20_3" text:visited-style-name="ListLabel_20_3"><text:span text:style-name="Internet_20_link"><text:span text:style-name="T8">technology industry</text:span></text:span></text:a><text:span text:style-name="T6">, helping to solve many challenging problems in computer science, </text:span><text:a xlink:type="simple" xlink:href="https://en.wikipedia.org/wiki/Software_engineering" office:target-frame-name="Software engineering" xlink:show="replace" text:style-name="ListLabel_20_3" text:visited-style-name="ListLabel_20_3"><text:span text:style-name="Internet_20_link"><text:span text:style-name="T8">software engineering</text:span></text:span></text:a><text:span text:style-name="T6"> and </text:span><text:a xlink:type="simple" xlink:href="https://en.wikipedia.org/wiki/Operations_research" office:target-frame-name="Operations research" xlink:show="replace" text:style-name="ListLabel_20_3" text:visited-style-name="ListLabel_20_3"><text:span text:style-name="Internet_20_link"><text:span text:style-name="T8">operations research</text:span></text:span></text:a><text:span text:style-name="T6">. </text:span></text:p>
      <text:p text:style-name="P1">History:</text:p>
      <text:p text:style-name="Normal_20__28_Web_29_"><text:span text:style-name="T6">The study of mechanical or </text:span><text:a xlink:type="simple" xlink:href="https://en.wikipedia.org/wiki/Formal_reasoning" office:target-frame-name="Formal reasoning" xlink:show="replace" text:style-name="ListLabel_20_3" text:visited-style-name="ListLabel_20_3"><text:span text:style-name="Internet_20_link"><text:span text:style-name="T8">"formal" reasoning</text:span></text:span></text:a><text:span text:style-name="T6"> began with </text:span><text:a xlink:type="simple" xlink:href="https://en.wikipedia.org/wiki/Philosopher" office:target-frame-name="Philosopher" xlink:show="replace" text:style-name="ListLabel_20_3" text:visited-style-name="ListLabel_20_3"><text:span text:style-name="Internet_20_link"><text:span text:style-name="T8">philosophers</text:span></text:span></text:a><text:span text:style-name="T6"> and mathematicians in antiquity. The study of mathematical logic led directly to </text:span><text:a xlink:type="simple" xlink:href="https://en.wikipedia.org/wiki/Alan_Turing" office:target-frame-name="Alan Turing" xlink:show="replace" text:style-name="ListLabel_20_3" text:visited-style-name="ListLabel_20_3"><text:span text:style-name="Internet_20_link"><text:span text:style-name="T8">Alan Turing</text:span></text:span></text:a><text:span text:style-name="T6">'s </text:span><text:a xlink:type="simple" xlink:href="https://en.wikipedia.org/wiki/Theory_of_computation" office:target-frame-name="Theory of computation" xlink:show="replace" text:style-name="ListLabel_20_3" text:visited-style-name="ListLabel_20_3"><text:span text:style-name="Internet_20_link"><text:span text:style-name="T8">theory of computation</text:span></text:span></text:a><text:span text:style-name="T6">, which suggested that a machine, by shuffling symbols as simple as "0" and "1", could simulate any conceivable act of mathematical deduction. This insight, that digital computers can simulate any process of formal reasoning, is known as the </text:span><text:a xlink:type="simple" xlink:href="https://en.wikipedia.org/wiki/Church–Turing_thesis" office:target-frame-name="Church–Turing thesis" xlink:show="replace" text:style-name="ListLabel_20_3" text:visited-style-name="ListLabel_20_3"><text:span text:style-name="Internet_20_link"><text:span text:style-name="T8">Church–Turing thesis</text:span></text:span></text:a><text:span text:style-name="T6">. Along with concurrent discoveries in </text:span><text:a xlink:type="simple" xlink:href="https://en.wikipedia.org/wiki/Neuroscience" office:target-frame-name="Neuroscience" xlink:show="replace" text:style-name="ListLabel_20_3" text:visited-style-name="ListLabel_20_3"><text:span text:style-name="Internet_20_link"><text:span text:style-name="T8">neurobiology</text:span></text:span></text:a><text:span text:style-name="T6">, </text:span><text:a xlink:type="simple" xlink:href="https://en.wikipedia.org/wiki/Information_theory" office:target-frame-name="Information theory" xlink:show="replace" text:style-name="ListLabel_20_3" text:visited-style-name="ListLabel_20_3"><text:span text:style-name="Internet_20_link"><text:span text:style-name="T8">information theory</text:span></text:span></text:a><text:span text:style-name="T6"> and </text:span><text:a xlink:type="simple" xlink:href="https://en.wikipedia.org/wiki/Cybernetic" office:target-frame-name="Cybernetic" xlink:show="replace" text:style-name="ListLabel_20_3" text:visited-style-name="ListLabel_20_3"><text:span text:style-name="Internet_20_link"><text:span text:style-name="T8">cybernetics</text:span></text:span></text:a><text:span text:style-name="T6">, this led researchers to consider the possibility of building an electronic brain. Turing proposed that "if a human could not distinguish between responses from a machine and a human, the machine could be considered “intelligent". The first work that is now generally recognized as AI was </text:span><text:a xlink:type="simple" xlink:href="https://en.wikipedia.org/wiki/Warren_McCullouch" office:target-frame-name="Warren McCullouch" xlink:show="replace" text:style-name="ListLabel_20_3" text:visited-style-name="ListLabel_20_3"><text:span text:style-name="Internet_20_link"><text:span text:style-name="T8">McCullouch</text:span></text:span></text:a><text:span text:style-name="T6"> and </text:span><text:a xlink:type="simple" xlink:href="https://en.wikipedia.org/wiki/Walter_Pitts" office:target-frame-name="Walter Pitts" xlink:show="replace" text:style-name="ListLabel_20_3" text:visited-style-name="ListLabel_20_3"><text:span text:style-name="Internet_20_link"><text:span text:style-name="T8">Pitts</text:span></text:span></text:a><text:span text:style-name="T6">' 1943 formal design for </text:span><text:a xlink:type="simple" xlink:href="https://en.wikipedia.org/wiki/Turing-complete" office:target-frame-name="Turing-complete" xlink:show="replace" text:style-name="ListLabel_20_3" text:visited-style-name="ListLabel_20_3"><text:span text:style-name="Internet_20_link"><text:span text:style-name="T8">Turing-complete</text:span></text:span></text:a><text:span text:style-name="T6"> "artificial neurons".</text:span></text:p>
      <text:p text:style-name="Normal_20__28_Web_29_"><text:span text:style-name="T6">The field of AI research was born at </text:span><text:a xlink:type="simple" xlink:href="https://en.wikipedia.org/wiki/Dartmouth_workshop" office:target-frame-name="Dartmouth workshop" xlink:show="replace" text:style-name="ListLabel_20_3" text:visited-style-name="ListLabel_20_3"><text:span text:style-name="Internet_20_link"><text:span text:style-name="T8">a workshop</text:span></text:span></text:a><text:span text:style-name="T6"> at </text:span><text:a xlink:type="simple" xlink:href="https://en.wikipedia.org/wiki/Dartmouth_College" office:target-frame-name="Dartmouth College" xlink:show="replace" text:style-name="ListLabel_20_3" text:visited-style-name="ListLabel_20_3"><text:span text:style-name="Internet_20_link"><text:span text:style-name="T8">Dartmouth College</text:span></text:span></text:a><text:span text:style-name="T6"> in 1956. Attendees </text:span><text:a xlink:type="simple" xlink:href="https://en.wikipedia.org/wiki/Allen_Newell" office:target-frame-name="Allen Newell" xlink:show="replace" text:style-name="ListLabel_20_3" text:visited-style-name="ListLabel_20_3"><text:span text:style-name="Internet_20_link"><text:span text:style-name="T8">Allen Newell</text:span></text:span></text:a><text:span text:style-name="T6"> (</text:span><text:a xlink:type="simple" xlink:href="https://en.wikipedia.org/wiki/Carnegie_Mellon_University" office:target-frame-name="Carnegie Mellon University" xlink:show="replace" text:style-name="ListLabel_20_3" text:visited-style-name="ListLabel_20_3"><text:span text:style-name="Internet_20_link"><text:span text:style-name="T8">CMU</text:span></text:span></text:a><text:span text:style-name="T6">), </text:span><text:a xlink:type="simple" xlink:href="https://en.wikipedia.org/wiki/Herbert_A._Simon" office:target-frame-name="Herbert A. Simon" xlink:show="replace" text:style-name="ListLabel_20_3" text:visited-style-name="ListLabel_20_3"><text:span text:style-name="Internet_20_link"><text:span text:style-name="T8">Herbert Simon</text:span></text:span></text:a><text:span text:style-name="T6"> (</text:span><text:a xlink:type="simple" xlink:href="https://en.wikipedia.org/wiki/Carnegie_Mellon_University" office:target-frame-name="Carnegie Mellon University" xlink:show="replace" text:style-name="ListLabel_20_3" text:visited-style-name="ListLabel_20_3"><text:span text:style-name="Internet_20_link"><text:span text:style-name="T8">CMU</text:span></text:span></text:a><text:span text:style-name="T6">), </text:span><text:a xlink:type="simple" xlink:href="https://en.wikipedia.org/wiki/John_McCarthy_(computer_scientist)" office:target-frame-name="John McCarthy (computer scientist)" xlink:show="replace" text:style-name="ListLabel_20_3" text:visited-style-name="ListLabel_20_3"><text:span text:style-name="Internet_20_link"><text:span text:style-name="T8">John McCarthy</text:span></text:span></text:a><text:span text:style-name="T6"> (</text:span><text:a xlink:type="simple" xlink:href="https://en.wikipedia.org/wiki/Massachusetts_Institute_of_Technology" office:target-frame-name="Massachusetts Institute of Technology" xlink:show="replace" text:style-name="ListLabel_20_3" text:visited-style-name="ListLabel_20_3"><text:span text:style-name="Internet_20_link"><text:span text:style-name="T8">MIT</text:span></text:span></text:a><text:span text:style-name="T6">), </text:span><text:a xlink:type="simple" xlink:href="https://en.wikipedia.org/wiki/Marvin_Minsky" office:target-frame-name="Marvin Minsky" xlink:show="replace" text:style-name="ListLabel_20_3" text:visited-style-name="ListLabel_20_3"><text:span text:style-name="Internet_20_link"><text:span text:style-name="T8">Marvin Minsky</text:span></text:span></text:a><text:span text:style-name="T6"> (</text:span><text:a xlink:type="simple" xlink:href="https://en.wikipedia.org/wiki/Massachusetts_Institute_of_Technology" office:target-frame-name="Massachusetts Institute of Technology" xlink:show="replace" text:style-name="ListLabel_20_3" text:visited-style-name="ListLabel_20_3"><text:span text:style-name="Internet_20_link"><text:span text:style-name="T8">MIT</text:span></text:span></text:a><text:span text:style-name="T6">) and </text:span><text:a xlink:type="simple" xlink:href="https://en.wikipedia.org/wiki/Arthur_Samuel" office:target-frame-name="Arthur Samuel" xlink:show="replace" text:style-name="ListLabel_20_3" text:visited-style-name="ListLabel_20_3"><text:span text:style-name="Internet_20_link"><text:span text:style-name="T8">Arthur Samuel</text:span></text:span></text:a><text:span text:style-name="T6"> (</text:span><text:a xlink:type="simple" xlink:href="https://en.wikipedia.org/wiki/IBM" office:target-frame-name="IBM" xlink:show="replace" text:style-name="ListLabel_20_3" text:visited-style-name="ListLabel_20_3"><text:span text:style-name="Internet_20_link"><text:span text:style-name="T8">IBM</text:span></text:span></text:a><text:span text:style-name="T6">) became the founders and leaders of AI research. They and their students produced programs that the press described as "astonishing": computers were learning </text:span><text:a xlink:type="simple" xlink:href="https://en.wikipedia.org/wiki/Draughts" office:target-frame-name="Draughts" xlink:show="replace" text:style-name="ListLabel_20_3" text:visited-style-name="ListLabel_20_3"><text:span text:style-name="Internet_20_link"><text:span text:style-name="T8">checkers</text:span></text:span></text:a><text:span text:style-name="T6"> strategies (c. 1954) (and by 1959 were reportedly playing better than the average human), solving word problems in algebra, proving logical theorems (</text:span><text:a xlink:type="simple" xlink:href="https://en.wikipedia.org/wiki/Logic_Theorist" office:target-frame-name="Logic Theorist" xlink:show="replace" text:style-name="ListLabel_20_3" text:visited-style-name="ListLabel_20_3"><text:span text:style-name="Internet_20_link"><text:span text:style-name="T8">Logic Theorist</text:span></text:span></text:a><text:span text:style-name="T6">, first run c. 1956) and speaking English. By the middle of the 1960s, research in the U.S. was heavily funded by the </text:span><text:a xlink:type="simple" xlink:href="https://en.wikipedia.org/wiki/DARPA" office:target-frame-name="DARPA" xlink:show="replace" text:style-name="ListLabel_20_3" text:visited-style-name="ListLabel_20_3"><text:span text:style-name="Internet_20_link"><text:span text:style-name="T8">Department of Defense</text:span></text:span></text:a><text:span text:style-name="T6"> and laboratories had been established around the world. AI's founders were optimistic about the future: </text:span><text:a xlink:type="simple" xlink:href="https://en.wikipedia.org/wiki/Herbert_A._Simon" office:target-frame-name="Herbert A. Simon" xlink:show="replace" text:style-name="ListLabel_20_3" text:visited-style-name="ListLabel_20_3"><text:span text:style-name="Internet_20_link"><text:span text:style-name="T8">Herbert Simon</text:span></text:span></text:a><text:span text:style-name="T6"> predicted, "machines will be capable, within twenty years, of doing any work a man can do". </text:span><text:a xlink:type="simple" xlink:href="https://en.wikipedia.org/wiki/Marvin_Minsky" office:target-frame-name="Marvin Minsky" xlink:show="replace" text:style-name="ListLabel_20_3" text:visited-style-name="ListLabel_20_3"><text:span text:style-name="Internet_20_link"><text:span text:style-name="T8">Marvin Minsky</text:span></text:span></text:a><text:span text:style-name="T6"> agreed, writing, "within a generation ... the problem of creating 'artificial intelligence' will substantially be solved".</text:span></text:p>
      <text:p text:style-name="Normal_20__28_Web_29_"><text:span text:style-name="T6">They failed to recognize the difficulty of some of the remaining tasks. Progress slowed and in 1974, in response to the criticism of </text:span><text:a xlink:type="simple" xlink:href="https://en.wikipedia.org/wiki/Sir_James_Lighthill" office:target-frame-name="Sir James Lighthill" xlink:show="replace" text:style-name="ListLabel_20_3" text:visited-style-name="ListLabel_20_3"><text:span text:style-name="Internet_20_link"><text:span text:style-name="T8">Sir James Lighthill</text:span></text:span></text:a><text:span text:style-name="T6"> and ongoing pressure from the US Congress to fund more productive projects, both the U.S. and British governments cut off exploratory research in AI. The next few years would later be called an "</text:span><text:a xlink:type="simple" xlink:href="https://en.wikipedia.org/wiki/AI_winter" office:target-frame-name="AI winter" xlink:show="replace" text:style-name="ListLabel_20_3" text:visited-style-name="ListLabel_20_3"><text:span text:style-name="Internet_20_link"><text:span text:style-name="T8">AI winter</text:span></text:span></text:a><text:span text:style-name="T6">", a period when obtaining funding for AI projects was difficult. </text:span></text:p>
      <text:p text:style-name="Normal_20__28_Web_29_"><text:span text:style-name="T6">In the early 1980s, AI research was revived by the commercial success of </text:span><text:a xlink:type="simple" xlink:href="https://en.wikipedia.org/wiki/Expert_system" office:target-frame-name="Expert system" xlink:show="replace" text:style-name="ListLabel_20_3" text:visited-style-name="ListLabel_20_3"><text:span text:style-name="Internet_20_link"><text:span text:style-name="T8">expert systems</text:span></text:span></text:a><text:span text:style-name="T6">, a form of AI program that simulated the knowledge and analytical skills of human experts. By 1985, the market for AI had reached over a billion dollars. At the same time, Japan's </text:span><text:a xlink:type="simple" xlink:href="https://en.wikipedia.org/wiki/Fifth_generation_computer" office:target-frame-name="Fifth generation computer" xlink:show="replace" text:style-name="ListLabel_20_3" text:visited-style-name="ListLabel_20_3"><text:span text:style-name="Internet_20_link"><text:span text:style-name="T8">fifth generation computer</text:span></text:span></text:a><text:span text:style-name="T6"> project inspired the U.S and British governments to restore funding for academic research. However, beginning with the collapse of the </text:span><text:a xlink:type="simple" xlink:href="https://en.wikipedia.org/wiki/Lisp_Machine" office:target-frame-name="Lisp Machine" xlink:show="replace" text:style-name="ListLabel_20_3" text:visited-style-name="ListLabel_20_3"><text:span text:style-name="Internet_20_link"><text:span text:style-name="T8">Lisp Machine</text:span></text:span></text:a><text:span text:style-name="T6"> market in 1987, AI once again fell into disrepute, and a second, longer-lasting hiatus began. </text:span></text:p>
      <text:p text:style-name="Normal_20__28_Web_29_"><text:soft-page-break/><text:span text:style-name="T6">In the late 1990s and early 21st century, AI began to be used for logistics, </text:span><text:a xlink:type="simple" xlink:href="https://en.wikipedia.org/wiki/Data_mining" office:target-frame-name="Data mining" xlink:show="replace" text:style-name="ListLabel_20_3" text:visited-style-name="ListLabel_20_3"><text:span text:style-name="Internet_20_link"><text:span text:style-name="T8">data mining</text:span></text:span></text:a><text:span text:style-name="T6">, </text:span><text:a xlink:type="simple" xlink:href="https://en.wikipedia.org/wiki/Medical_diagnosis" office:target-frame-name="Medical diagnosis" xlink:show="replace" text:style-name="ListLabel_20_3" text:visited-style-name="ListLabel_20_3"><text:span text:style-name="Internet_20_link"><text:span text:style-name="T8">medical diagnosis</text:span></text:span></text:a><text:span text:style-name="T6"> and other areas. The success was due to increasing computational power (see </text:span><text:a xlink:type="simple" xlink:href="https://en.wikipedia.org/wiki/Moore%27s_law" office:target-frame-name="Moore's law" xlink:show="replace" text:style-name="ListLabel_20_3" text:visited-style-name="ListLabel_20_3"><text:span text:style-name="Internet_20_link"><text:span text:style-name="T8">Moore's law</text:span></text:span></text:a><text:span text:style-name="T6">), greater emphasis on solving specific problems, new ties between AI and other fields (such as </text:span><text:a xlink:type="simple" xlink:href="https://en.wikipedia.org/wiki/Statistics" office:target-frame-name="Statistics" xlink:show="replace" text:style-name="ListLabel_20_3" text:visited-style-name="ListLabel_20_3"><text:span text:style-name="Internet_20_link"><text:span text:style-name="T8">statistics</text:span></text:span></text:a><text:span text:style-name="T6">, </text:span><text:a xlink:type="simple" xlink:href="https://en.wikipedia.org/wiki/Economics" office:target-frame-name="Economics" xlink:show="replace" text:style-name="ListLabel_20_3" text:visited-style-name="ListLabel_20_3"><text:span text:style-name="Internet_20_link"><text:span text:style-name="T8">economics</text:span></text:span></text:a><text:span text:style-name="T6"> and </text:span><text:a xlink:type="simple" xlink:href="https://en.wikipedia.org/wiki/Mathematical_optimization" office:target-frame-name="Mathematical optimization" xlink:show="replace" text:style-name="ListLabel_20_3" text:visited-style-name="ListLabel_20_3"><text:span text:style-name="Internet_20_link"><text:span text:style-name="T8">mathematics</text:span></text:span></text:a><text:span text:style-name="T6">), and a commitment by researchers to mathematical methods and scientific standards. </text:span><text:a xlink:type="simple" xlink:href="https://en.wikipedia.org/wiki/IBM_Deep_Blue" office:target-frame-name="IBM Deep Blue" xlink:show="replace" text:style-name="ListLabel_20_3" text:visited-style-name="ListLabel_20_3"><text:span text:style-name="Internet_20_link"><text:span text:style-name="T8">Deep Blue</text:span></text:span></text:a><text:span text:style-name="T6"> became the first computer chess-playing system to beat a reigning world chess champion, </text:span><text:a xlink:type="simple" xlink:href="https://en.wikipedia.org/wiki/Garry_Kasparov" office:target-frame-name="Garry Kasparov" xlink:show="replace" text:style-name="ListLabel_20_3" text:visited-style-name="ListLabel_20_3"><text:span text:style-name="Internet_20_link"><text:span text:style-name="T8">Garry Kasparov</text:span></text:span></text:a><text:span text:style-name="T6">, on 11 May 1997. </text:span></text:p>
      <text:p text:style-name="Normal_20__28_Web_29_"><text:span text:style-name="T6">In 2011, a </text:span><text:a xlink:type="simple" xlink:href="https://en.wikipedia.org/wiki/Jeopardy!" office:target-frame-name="Jeopardy!" xlink:show="replace" text:style-name="ListLabel_20_4" text:visited-style-name="ListLabel_20_4"><text:span text:style-name="Internet_20_link"><text:span text:style-name="T9">Jeopardy!</text:span></text:span></text:a><text:span text:style-name="T6"> </text:span><text:a xlink:type="simple" xlink:href="https://en.wikipedia.org/wiki/Quiz_show" office:target-frame-name="Quiz show" xlink:show="replace" text:style-name="ListLabel_20_3" text:visited-style-name="ListLabel_20_3"><text:span text:style-name="Internet_20_link"><text:span text:style-name="T8">quiz show</text:span></text:span></text:a><text:span text:style-name="T6"> exhibition match, </text:span><text:a xlink:type="simple" xlink:href="https://en.wikipedia.org/wiki/IBM" office:target-frame-name="IBM" xlink:show="replace" text:style-name="ListLabel_20_3" text:visited-style-name="ListLabel_20_3"><text:span text:style-name="Internet_20_link"><text:span text:style-name="T8">IBM</text:span></text:span></text:a><text:span text:style-name="T6">'s </text:span><text:a xlink:type="simple" xlink:href="https://en.wikipedia.org/wiki/Question_answering_system" office:target-frame-name="Question answering system" xlink:show="replace" text:style-name="ListLabel_20_3" text:visited-style-name="ListLabel_20_3"><text:span text:style-name="Internet_20_link"><text:span text:style-name="T8">question answering system</text:span></text:span></text:a><text:span text:style-name="T6">, </text:span><text:a xlink:type="simple" xlink:href="https://en.wikipedia.org/wiki/Watson_(artificial_intelligence_software)" office:target-frame-name="Watson (artificial intelligence software)" xlink:show="replace" text:style-name="ListLabel_20_3" text:visited-style-name="ListLabel_20_3"><text:span text:style-name="Internet_20_link"><text:span text:style-name="T8">Watson</text:span></text:span></text:a><text:span text:style-name="T6">, defeated the two greatest </text:span><text:span text:style-name="T7">Jeopardy!</text:span><text:span text:style-name="T6"> champions, </text:span><text:a xlink:type="simple" xlink:href="https://en.wikipedia.org/wiki/Brad_Rutter" office:target-frame-name="Brad Rutter" xlink:show="replace" text:style-name="ListLabel_20_3" text:visited-style-name="ListLabel_20_3"><text:span text:style-name="Internet_20_link"><text:span text:style-name="T8">Brad Rutter</text:span></text:span></text:a><text:span text:style-name="T6"> and </text:span><text:a xlink:type="simple" xlink:href="https://en.wikipedia.org/wiki/Ken_Jennings" office:target-frame-name="Ken Jennings" xlink:show="replace" text:style-name="ListLabel_20_3" text:visited-style-name="ListLabel_20_3"><text:span text:style-name="Internet_20_link"><text:span text:style-name="T8">Ken Jennings</text:span></text:span></text:a><text:span text:style-name="T6">, by a significant margin. </text:span><text:a xlink:type="simple" xlink:href="https://en.wikipedia.org/wiki/Moore%27s_law" office:target-frame-name="Moore's law" xlink:show="replace" text:style-name="ListLabel_20_3" text:visited-style-name="ListLabel_20_3"><text:span text:style-name="Internet_20_link"><text:span text:style-name="T8">Faster computers</text:span></text:span></text:a><text:span text:style-name="T6">, algorithmic improvements, and access to </text:span><text:a xlink:type="simple" xlink:href="https://en.wikipedia.org/wiki/Big_data" office:target-frame-name="Big data" xlink:show="replace" text:style-name="ListLabel_20_3" text:visited-style-name="ListLabel_20_3"><text:span text:style-name="Internet_20_link"><text:span text:style-name="T8">large amounts of data</text:span></text:span></text:a><text:span text:style-name="T6"> enabled advances in </text:span><text:a xlink:type="simple" xlink:href="https://en.wikipedia.org/wiki/Machine_learning" office:target-frame-name="Machine learning" xlink:show="replace" text:style-name="ListLabel_20_3" text:visited-style-name="ListLabel_20_3"><text:span text:style-name="Internet_20_link"><text:span text:style-name="T8">machine learning</text:span></text:span></text:a><text:span text:style-name="T6"> and perception; data-hungry </text:span><text:a xlink:type="simple" xlink:href="https://en.wikipedia.org/wiki/Deep_learning" office:target-frame-name="Deep learning" xlink:show="replace" text:style-name="ListLabel_20_3" text:visited-style-name="ListLabel_20_3"><text:span text:style-name="Internet_20_link"><text:span text:style-name="T8">deep learning</text:span></text:span></text:a><text:span text:style-name="T6"> methods started to dominate accuracy benchmarks </text:span><text:a xlink:type="simple" xlink:href="https://en.wikipedia.org/wiki/Deep_learning#Deep_learning_revolution" office:target-frame-name="Deep learning" xlink:show="replace" text:style-name="ListLabel_20_3" text:visited-style-name="ListLabel_20_3"><text:span text:style-name="Internet_20_link"><text:span text:style-name="T8">around 2012</text:span></text:span></text:a><text:span text:style-name="T6">. The </text:span><text:a xlink:type="simple" xlink:href="https://en.wikipedia.org/wiki/Kinect" office:target-frame-name="Kinect" xlink:show="replace" text:style-name="ListLabel_20_3" text:visited-style-name="ListLabel_20_3"><text:span text:style-name="Internet_20_link"><text:span text:style-name="T8">Kinect</text:span></text:span></text:a><text:span text:style-name="T6">, which provides a 3D body–motion interface for the </text:span><text:a xlink:type="simple" xlink:href="https://en.wikipedia.org/wiki/Xbox_360" office:target-frame-name="Xbox 360" xlink:show="replace" text:style-name="ListLabel_20_3" text:visited-style-name="ListLabel_20_3"><text:span text:style-name="Internet_20_link"><text:span text:style-name="T8">Xbox 360</text:span></text:span></text:a><text:span text:style-name="T6"> and the </text:span><text:a xlink:type="simple" xlink:href="https://en.wikipedia.org/wiki/Xbox_One" office:target-frame-name="Xbox One" xlink:show="replace" text:style-name="ListLabel_20_3" text:visited-style-name="ListLabel_20_3"><text:span text:style-name="Internet_20_link"><text:span text:style-name="T8">Xbox One</text:span></text:span></text:a><text:span text:style-name="T6">, uses algorithms that emerged from lengthy AI research</text:span><text:span text:style-name="T11"> </text:span><text:span text:style-name="T6">as do </text:span><text:a xlink:type="simple" xlink:href="https://en.wikipedia.org/wiki/Intelligent_personal_assistant" office:target-frame-name="Intelligent personal assistant" xlink:show="replace" text:style-name="ListLabel_20_3" text:visited-style-name="ListLabel_20_3"><text:span text:style-name="Internet_20_link"><text:span text:style-name="T8">intelligent personal assistants</text:span></text:span></text:a><text:span text:style-name="T6"> in </text:span><text:a xlink:type="simple" xlink:href="https://en.wikipedia.org/wiki/Smartphone" office:target-frame-name="Smartphone" xlink:show="replace" text:style-name="ListLabel_20_3" text:visited-style-name="ListLabel_20_3"><text:span text:style-name="Internet_20_link"><text:span text:style-name="T8">smartphones</text:span></text:span></text:a><text:span text:style-name="T6">. In March 2016, </text:span><text:a xlink:type="simple" xlink:href="https://en.wikipedia.org/wiki/AlphaGo" office:target-frame-name="AlphaGo" xlink:show="replace" text:style-name="ListLabel_20_3" text:visited-style-name="ListLabel_20_3"><text:span text:style-name="Internet_20_link"><text:span text:style-name="T8">AlphaGo</text:span></text:span></text:a><text:span text:style-name="T6"> won 4 out of 5 games of </text:span><text:a xlink:type="simple" xlink:href="https://en.wikipedia.org/wiki/Go_(game)" office:target-frame-name="Go (game)" xlink:show="replace" text:style-name="ListLabel_20_3" text:visited-style-name="ListLabel_20_3"><text:span text:style-name="Internet_20_link"><text:span text:style-name="T8">Go</text:span></text:span></text:a><text:span text:style-name="T6"> in a match with Go champion </text:span><text:a xlink:type="simple" xlink:href="https://en.wikipedia.org/wiki/Lee_Sedol" office:target-frame-name="Lee Sedol" xlink:show="replace" text:style-name="ListLabel_20_3" text:visited-style-name="ListLabel_20_3"><text:span text:style-name="Internet_20_link"><text:span text:style-name="T8">Lee Sedol</text:span></text:span></text:a><text:span text:style-name="T6">, becoming the first </text:span><text:a xlink:type="simple" xlink:href="https://en.wikipedia.org/wiki/Computer_Go" office:target-frame-name="Computer Go" xlink:show="replace" text:style-name="ListLabel_20_3" text:visited-style-name="ListLabel_20_3"><text:span text:style-name="Internet_20_link"><text:span text:style-name="T8">computer Go-playing system</text:span></text:span></text:a><text:span text:style-name="T6"> to beat a professional Go player without </text:span><text:a xlink:type="simple" xlink:href="https://en.wikipedia.org/wiki/Go_handicaps" office:target-frame-name="Go handicaps" xlink:show="replace" text:style-name="ListLabel_20_3" text:visited-style-name="ListLabel_20_3"><text:span text:style-name="Internet_20_link"><text:span text:style-name="T8">handicaps</text:span></text:span></text:a><text:span text:style-name="T6">. In the 2017 </text:span><text:a xlink:type="simple" xlink:href="https://en.wikipedia.org/wiki/Future_of_Go_Summit" office:target-frame-name="Future of Go Summit" xlink:show="replace" text:style-name="ListLabel_20_3" text:visited-style-name="ListLabel_20_3"><text:span text:style-name="Internet_20_link"><text:span text:style-name="T8">Future of Go Summit</text:span></text:span></text:a><text:span text:style-name="T6">, </text:span><text:a xlink:type="simple" xlink:href="https://en.wikipedia.org/wiki/AlphaGo" office:target-frame-name="AlphaGo" xlink:show="replace" text:style-name="ListLabel_20_3" text:visited-style-name="ListLabel_20_3"><text:span text:style-name="Internet_20_link"><text:span text:style-name="T8">AlphaGo</text:span></text:span></text:a><text:span text:style-name="T6"> won a </text:span><text:a xlink:type="simple" xlink:href="https://en.wikipedia.org/wiki/AlphaGo_versus_Ke_Jie" office:target-frame-name="AlphaGo versus Ke Jie" xlink:show="replace" text:style-name="ListLabel_20_3" text:visited-style-name="ListLabel_20_3"><text:span text:style-name="Internet_20_link"><text:span text:style-name="T8">three-game match</text:span></text:span></text:a><text:span text:style-name="T6"> with </text:span><text:a xlink:type="simple" xlink:href="https://en.wikipedia.org/wiki/Ke_Jie" office:target-frame-name="Ke Jie" xlink:show="replace" text:style-name="ListLabel_20_3" text:visited-style-name="ListLabel_20_3"><text:span text:style-name="Internet_20_link"><text:span text:style-name="T8">Ke Jie</text:span></text:span></text:a><text:span text:style-name="T6">, who at the time continuously held the world No. 1 ranking for two years. This marked the completion of a significant milestone in the development of Artificial Intelligence as Go is an extremely complex game, more so than Chess. </text:span></text:p>
      <text:p text:style-name="Normal_20__28_Web_29_"><text:span text:style-name="T6">According to </text:span><text:a xlink:type="simple" xlink:href="https://en.wikipedia.org/wiki/Bloomberg_News" office:target-frame-name="Bloomberg News" xlink:show="replace" text:style-name="ListLabel_20_3" text:visited-style-name="ListLabel_20_3"><text:span text:style-name="Internet_20_link"><text:span text:style-name="T8">Bloomberg's</text:span></text:span></text:a><text:span text:style-name="T6"> Jack Clark, 2015 was a landmark year for artificial intelligence, with the number of software projects that use AI within Google increased from a "sporadic usage" in 2012 to more than 2,700 projects. Clark also presents factual data indicating that error rates in image processing tasks have fallen significantly since 2011. He attributes this to an increase in affordable </text:span><text:a xlink:type="simple" xlink:href="https://en.wikipedia.org/wiki/Artificial_neural_network" office:target-frame-name="Artificial neural network" xlink:show="replace" text:style-name="ListLabel_20_3" text:visited-style-name="ListLabel_20_3"><text:span text:style-name="Internet_20_link"><text:span text:style-name="T8">neural networks</text:span></text:span></text:a><text:span text:style-name="T6">, due to a rise in cloud computing infrastructure and to an increase in research tools and datasets.</text:span><text:a xlink:type="simple" xlink:href="https://en.wikipedia.org/wiki/Artificial_intelligence#cite_note-AI_in_2000s-11" text:style-name="ListLabel_20_5" text:visited-style-name="ListLabel_20_5"><text:span text:style-name="Internet_20_link"><text:span text:style-name="T12">]</text:span></text:span></text:a><text:span text:style-name="T6"> Other cited examples include Microsoft's development of a Skype system that can automatically translate from one language to another and Facebook's system that can describe images to blind people. In a 2017 survey, one in five companies reported they had "incorporated AI in some offerings or processes". Around 2016, </text:span><text:a xlink:type="simple" xlink:href="https://en.wikipedia.org/wiki/China" office:target-frame-name="China" xlink:show="replace" text:style-name="ListLabel_20_3" text:visited-style-name="ListLabel_20_3"><text:span text:style-name="Internet_20_link"><text:span text:style-name="T8">China</text:span></text:span></text:a><text:span text:style-name="T6"> greatly accelerated its government funding; given its large supply of data and its rapidly increasing research output, some observers believe it may be on track to becoming an "AI superpower".</text:span></text:p>
      <text:p text:style-name="P1">Reasoning, problem solving:</text:p>
      <text:p text:style-name="Normal_20__28_Web_29_"><text:span text:style-name="T6">Early researchers developed algorithms that imitated step-by-step reasoning that humans use when they solve puzzles or make logical deductions. By the late 1980s and 1990s, AI research had developed methods for dealing with </text:span><text:a xlink:type="simple" xlink:href="https://en.wikipedia.org/wiki/Uncertainty" office:target-frame-name="Uncertainty" xlink:show="replace" text:style-name="ListLabel_20_3" text:visited-style-name="ListLabel_20_3"><text:span text:style-name="Internet_20_link"><text:span text:style-name="T8">uncertain</text:span></text:span></text:a><text:span text:style-name="T6"> or incomplete information, employing concepts from </text:span><text:a xlink:type="simple" xlink:href="https://en.wikipedia.org/wiki/Probability" office:target-frame-name="Probability" xlink:show="replace" text:style-name="ListLabel_20_3" text:visited-style-name="ListLabel_20_3"><text:span text:style-name="Internet_20_link"><text:span text:style-name="T8">probability</text:span></text:span></text:a><text:span text:style-name="T6"> and </text:span><text:a xlink:type="simple" xlink:href="https://en.wikipedia.org/wiki/Economics" office:target-frame-name="Economics" xlink:show="replace" text:style-name="ListLabel_20_3" text:visited-style-name="ListLabel_20_3"><text:span text:style-name="Internet_20_link"><text:span text:style-name="T8">economics</text:span></text:span></text:a><text:span text:style-name="T6">. </text:span></text:p>
      <text:p text:style-name="P1">These algorithms proved to be insufficient for solving large reasoning problems, because they experienced a "combinatorial explosion": they became exponentially slower as the problems grew larger. In fact, even humans rarely use the step-by-step deduction that early AI research was able to model. They solve most of their problems using fast, intuitive judgements. </text:p>
      <text:p text:style-name="P1"><text:soft-page-break/>Knowledge representation: </text:p>
      <text:p text:style-name="P2"><text:a xlink:type="simple" xlink:href="https://en.wikipedia.org/wiki/Knowledge_representation" office:target-frame-name="Knowledge representation" xlink:show="replace" text:style-name="ListLabel_20_6" text:visited-style-name="ListLabel_20_6"><text:span text:style-name="T5">Knowledge representation</text:span></text:a><text:span text:style-name="T5"> and </text:span><text:a xlink:type="simple" xlink:href="https://en.wikipedia.org/wiki/Knowledge_engineering" office:target-frame-name="Knowledge engineering" xlink:show="replace" text:style-name="ListLabel_20_6" text:visited-style-name="ListLabel_20_6"><text:span text:style-name="T5">knowledge engineering</text:span></text:a><text:span text:style-name="T5"> are central to classical AI research. Some "expert systems" attempt to gather together explicit knowledge possessed by experts in some narrow domain. In addition, some projects attempt to gather the "commonsense knowledge" known to the average person into a database containing extensive knowledge about the world. Among the things a comprehensive commonsense knowledge base would contain are: objects, properties, categories and relations between objects; situations, events, states and time; causes and effects; knowledge about knowledge (what we know about what other people know); and many other, less well researched domains. A representation of "what exists" is an </text:span><text:a xlink:type="simple" xlink:href="https://en.wikipedia.org/wiki/Ontology_(computer_science)" office:target-frame-name="Ontology (computer science)" xlink:show="replace" text:style-name="ListLabel_20_6" text:visited-style-name="ListLabel_20_6"><text:span text:style-name="T5">ontology</text:span></text:a><text:span text:style-name="T5">: the set of objects, relations, concepts, and properties formally described so that software agents can interpret them. The </text:span><text:a xlink:type="simple" xlink:href="https://en.wikipedia.org/wiki/Semantics" office:target-frame-name="Semantics" xlink:show="replace" text:style-name="ListLabel_20_6" text:visited-style-name="ListLabel_20_6"><text:span text:style-name="T5">semantics</text:span></text:a><text:span text:style-name="T5"> of these are captured as </text:span><text:a xlink:type="simple" xlink:href="https://en.wikipedia.org/wiki/Description_logic" office:target-frame-name="Description logic" xlink:show="replace" text:style-name="ListLabel_20_6" text:visited-style-name="ListLabel_20_6"><text:span text:style-name="T5">description logic</text:span></text:a><text:span text:style-name="T5"> concepts, roles, and individuals, and typically implemented as classes, properties, and individuals in the </text:span><text:a xlink:type="simple" xlink:href="https://en.wikipedia.org/wiki/Web_Ontology_Language" office:target-frame-name="Web Ontology Language" xlink:show="replace" text:style-name="ListLabel_20_6" text:visited-style-name="ListLabel_20_6"><text:span text:style-name="T5">Web Ontology Language</text:span></text:a><text:span text:style-name="T5">. The most general ontologies are called </text:span><text:a xlink:type="simple" xlink:href="https://en.wikipedia.org/wiki/Upper_ontology" office:target-frame-name="Upper ontology" xlink:show="replace" text:style-name="ListLabel_20_6" text:visited-style-name="ListLabel_20_6"><text:span text:style-name="T5">upper ontologies</text:span></text:a><text:span text:style-name="T5">, which attempt to provide a foundation for all other knowledge by acting as mediators between </text:span><text:a xlink:type="simple" xlink:href="https://en.wikipedia.org/wiki/Domain_ontology" office:target-frame-name="Domain ontology" xlink:show="replace" text:style-name="ListLabel_20_6" text:visited-style-name="ListLabel_20_6"><text:span text:style-name="T5">domain ontologies</text:span></text:a><text:span text:style-name="T5"> that cover specific knowledge about a particular knowledge domain (field of interest or area of concern). Such formal knowledge representations can be used in content-based indexing and retrieval, scene interpretation, clinical decision support, knowledge discovery (mining "interesting" and actionable inferences from large databases), and other areas. </text:span></text:p>
      <text:p text:style-name="P7">Among the most difficult problems in knowledge representation are: </text:p>
      <text:p text:style-name="P3"><text:a xlink:type="simple" xlink:href="https://en.wikipedia.org/wiki/Default_reasoning" office:target-frame-name="Default reasoning" xlink:show="replace" text:style-name="ListLabel_20_6" text:visited-style-name="ListLabel_20_6"><text:span text:style-name="T5">Default reasoning</text:span></text:a><text:span text:style-name="T5"> and the </text:span><text:a xlink:type="simple" xlink:href="https://en.wikipedia.org/wiki/Qualification_problem" office:target-frame-name="Qualification problem" xlink:show="replace" text:style-name="ListLabel_20_6" text:visited-style-name="ListLabel_20_6"><text:span text:style-name="T5">qualification problem</text:span></text:a></text:p>
      <text:p text:style-name="P4"><text:span text:style-name="T5">Many of the things people know take the form of "working assumptions". For example, if a bird comes up in conversation, people typically picture an animal that is fist sized, sings, and flies. None of these things are true about all birds. </text:span><text:a xlink:type="simple" xlink:href="https://en.wikipedia.org/wiki/John_McCarthy_(computer_scientist)" office:target-frame-name="John McCarthy (computer scientist)" xlink:show="replace" text:style-name="ListLabel_20_6" text:visited-style-name="ListLabel_20_6"><text:span text:style-name="T5">John McCarthy</text:span></text:a><text:span text:style-name="T5"> identified this problem in 1969</text:span><text:span text:style-name="T13"> </text:span><text:span text:style-name="T5">as the qualification problem: for any commonsense rule that AI researchers care to represent, there tend to be a huge number of exceptions. Almost nothing is simply true or false in the way that abstract logic requires. AI research has explored a number of solutions to this problem. </text:span></text:p>
      <text:p text:style-name="P8">The breadth of commonsense knowledge</text:p>
      <text:p text:style-name="P4"><text:span text:style-name="T5">The number of atomic facts that the average person knows is very large. Research projects that attempt to build a complete knowledge base of </text:span><text:a xlink:type="simple" xlink:href="https://en.wikipedia.org/wiki/Commonsense_knowledge" office:target-frame-name="Commonsense knowledge" xlink:show="replace" text:style-name="ListLabel_20_6" text:visited-style-name="ListLabel_20_6"><text:span text:style-name="T5">commonsense knowledge</text:span></text:a><text:span text:style-name="T5"> (e.g., </text:span><text:a xlink:type="simple" xlink:href="https://en.wikipedia.org/wiki/Cyc" office:target-frame-name="Cyc" xlink:show="replace" text:style-name="ListLabel_20_6" text:visited-style-name="ListLabel_20_6"><text:span text:style-name="T5">Cyc</text:span></text:a><text:span text:style-name="T5">) require enormous amounts of laborious </text:span><text:a xlink:type="simple" xlink:href="https://en.wikipedia.org/wiki/Ontology_engineering" office:target-frame-name="Ontology engineering" xlink:show="replace" text:style-name="ListLabel_20_6" text:visited-style-name="ListLabel_20_6"><text:span text:style-name="T5">ontological engineering</text:span></text:a><text:span text:style-name="T5">—they must be built, by hand, one complicated concept at a time. </text:span></text:p>
      <text:p text:style-name="P8">The subsymbolic form of some commonsense knowledge</text:p>
      <text:p text:style-name="P4"><text:span text:style-name="T5">Much of what people know is not represented as "facts" or "statements" that they could express verbally. For example, a chess master will avoid a particular chess position because it "feels too exposed" or an art critic can take one look at a statue and realize that it is a fake. These are non-conscious and sub-symbolic intuitions or tendencies in the human brain. Knowledge like this informs, supports and provides a context for symbolic, conscious knowledge. As with the related problem of sub-symbolic reasoning, it is hoped that </text:span><text:a xlink:type="simple" xlink:href="https://en.wikipedia.org/wiki/Situated_artificial_intelligence" office:target-frame-name="Situated artificial intelligence" xlink:show="replace" text:style-name="ListLabel_20_6" text:visited-style-name="ListLabel_20_6"><text:span text:style-name="T5">situated AI</text:span></text:a><text:span text:style-name="T5">, </text:span><text:a xlink:type="simple" xlink:href="https://en.wikipedia.org/wiki/Computational_intelligence" office:target-frame-name="Computational intelligence" xlink:show="replace" text:style-name="ListLabel_20_6" text:visited-style-name="ListLabel_20_6"><text:span text:style-name="T5">computational intelligence</text:span></text:a><text:span text:style-name="T5">, or </text:span><text:a xlink:type="simple" xlink:href="https://en.wikipedia.org/wiki/Artificial_intelligence#Statistical" text:style-name="ListLabel_20_6" text:visited-style-name="ListLabel_20_6"><text:span text:style-name="T5">statistical AI</text:span></text:a><text:span text:style-name="T5"> will provide ways to represent this kind of knowledge.</text:span><text:span text:style-name="T13"> </text:span></text:p>
      <text:p text:style-name="P8">Planning:</text:p>
      <text:p text:style-name="Normal_20__28_Web_29_"><text:span text:style-name="T6">Intelligent agents must be able to set goals and achieve them. They need a way to visualize the future—a representation of the state of the world and be able to make </text:span><text:soft-page-break/><text:span text:style-name="T6">predictions about how their actions will change it—and be able to make choices that maximize the </text:span><text:a xlink:type="simple" xlink:href="https://en.wikipedia.org/wiki/Utility" office:target-frame-name="Utility" xlink:show="replace" text:style-name="ListLabel_20_3" text:visited-style-name="ListLabel_20_3"><text:span text:style-name="Internet_20_link"><text:span text:style-name="T8">utility</text:span></text:span></text:a><text:span text:style-name="T6"> (or "value") of available choices. </text:span></text:p>
      <text:p text:style-name="P1">In classical planning problems, the agent can assume that it is the only system acting in the world, allowing the agent to be certain of the consequences of its actions. However, if the agent is not the only actor, then it requires that the agent can reason under uncertainty. This calls for an agent that can not only assess its environment and make predictions, but also evaluate its predictions and adapt based on its assessment. </text:p>
      <text:p text:style-name="Normal_20__28_Web_29_"><text:a xlink:type="simple" xlink:href="https://en.wikipedia.org/wiki/Multi-agent_planning" office:target-frame-name="Multi-agent planning" xlink:show="replace" text:style-name="ListLabel_20_3" text:visited-style-name="ListLabel_20_3"><text:span text:style-name="Internet_20_link"><text:span text:style-name="T8">Multi-agent planning</text:span></text:span></text:a><text:span text:style-name="T6"> uses the </text:span><text:a xlink:type="simple" xlink:href="https://en.wikipedia.org/wiki/Cooperation" office:target-frame-name="Cooperation" xlink:show="replace" text:style-name="ListLabel_20_3" text:visited-style-name="ListLabel_20_3"><text:span text:style-name="Internet_20_link"><text:span text:style-name="T8">cooperation</text:span></text:span></text:a><text:span text:style-name="T6"> and competition of many agents to achieve a given goal. </text:span><text:a xlink:type="simple" xlink:href="https://en.wikipedia.org/wiki/Emergent_behavior" office:target-frame-name="Emergent behavior" xlink:show="replace" text:style-name="ListLabel_20_3" text:visited-style-name="ListLabel_20_3"><text:span text:style-name="Internet_20_link"><text:span text:style-name="T8">Emergent behavior</text:span></text:span></text:a><text:span text:style-name="T6"> such as this is used by </text:span><text:a xlink:type="simple" xlink:href="https://en.wikipedia.org/wiki/Evolutionary_algorithms" office:target-frame-name="Evolutionary algorithms" xlink:show="replace" text:style-name="ListLabel_20_3" text:visited-style-name="ListLabel_20_3"><text:span text:style-name="Internet_20_link"><text:span text:style-name="T8">evolutionary algorithms</text:span></text:span></text:a><text:span text:style-name="T6"> and </text:span><text:a xlink:type="simple" xlink:href="https://en.wikipedia.org/wiki/Swarm_intelligence" office:target-frame-name="Swarm intelligence" xlink:show="replace" text:style-name="ListLabel_20_3" text:visited-style-name="ListLabel_20_3"><text:span text:style-name="Internet_20_link"><text:span text:style-name="T8">swarm intelligence</text:span></text:span></text:a><text:span text:style-name="T6">.</text:span><text:span text:style-name="T11"> </text:span></text:p>
      <text:p text:style-name="P10">Learning:</text:p>
      <text:p text:style-name="P1">Machine learning, a fundamental concept of AI research since the field's inception, is the study of computer algorithms that improve automatically through experience. </text:p>
      <text:p text:style-name="Normal_20__28_Web_29_"><text:a xlink:type="simple" xlink:href="https://en.wikipedia.org/wiki/Unsupervised_learning" office:target-frame-name="Unsupervised learning" xlink:show="replace" text:style-name="ListLabel_20_3" text:visited-style-name="ListLabel_20_3"><text:span text:style-name="Internet_20_link"><text:span text:style-name="T8">Unsupervised learning</text:span></text:span></text:a><text:span text:style-name="T6"> is the ability to find patterns in a stream of input, without requiring a human to label the inputs first. </text:span><text:a xlink:type="simple" xlink:href="https://en.wikipedia.org/wiki/Supervised_learning" office:target-frame-name="Supervised learning" xlink:show="replace" text:style-name="ListLabel_20_3" text:visited-style-name="ListLabel_20_3"><text:span text:style-name="Internet_20_link"><text:span text:style-name="T8">Supervised learning</text:span></text:span></text:a><text:span text:style-name="T6"> includes both </text:span><text:a xlink:type="simple" xlink:href="https://en.wikipedia.org/wiki/Statistical_classification" office:target-frame-name="Statistical classification" xlink:show="replace" text:style-name="ListLabel_20_3" text:visited-style-name="ListLabel_20_3"><text:span text:style-name="Internet_20_link"><text:span text:style-name="T8">classification</text:span></text:span></text:a><text:span text:style-name="T6"> and numerical </text:span><text:a xlink:type="simple" xlink:href="https://en.wikipedia.org/wiki/Regression_analysis" office:target-frame-name="Regression analysis" xlink:show="replace" text:style-name="ListLabel_20_3" text:visited-style-name="ListLabel_20_3"><text:span text:style-name="Internet_20_link"><text:span text:style-name="T8">regression</text:span></text:span></text:a><text:span text:style-name="T6">, which requires a human to label the input data first. Classification is used to determine what category something belongs in, after seeing a number of examples of things from several categories. Regression is the attempt to produce a function that describes the relationship between inputs and outputs and predicts how the outputs should change as the inputs change. Both classifiers and regression learners can be viewed as "function approximators" trying to learn an unknown (possibly implicit) function; for example, a spam classifier can be viewed as learning a function that maps from the text of an email to one of two categories, "spam" or "not spam". </text:span><text:a xlink:type="simple" xlink:href="https://en.wikipedia.org/wiki/Computational_learning_theory" office:target-frame-name="Computational learning theory" xlink:show="replace" text:style-name="ListLabel_20_3" text:visited-style-name="ListLabel_20_3"><text:span text:style-name="Internet_20_link"><text:span text:style-name="T8">Computational learning theory</text:span></text:span></text:a><text:span text:style-name="T6"> can assess learners by </text:span><text:a xlink:type="simple" xlink:href="https://en.wikipedia.org/wiki/Computational_complexity" office:target-frame-name="Computational complexity" xlink:show="replace" text:style-name="ListLabel_20_3" text:visited-style-name="ListLabel_20_3"><text:span text:style-name="Internet_20_link"><text:span text:style-name="T8">computational complexity</text:span></text:span></text:a><text:span text:style-name="T6">, by </text:span><text:a xlink:type="simple" xlink:href="https://en.wikipedia.org/wiki/Sample_complexity" office:target-frame-name="Sample complexity" xlink:show="replace" text:style-name="ListLabel_20_3" text:visited-style-name="ListLabel_20_3"><text:span text:style-name="Internet_20_link"><text:span text:style-name="T8">sample complexity</text:span></text:span></text:a><text:span text:style-name="T6"> (how much data is required), or by other notions of </text:span><text:a xlink:type="simple" xlink:href="https://en.wikipedia.org/wiki/Optimization_theory" office:target-frame-name="Optimization theory" xlink:show="replace" text:style-name="ListLabel_20_3" text:visited-style-name="ListLabel_20_3"><text:span text:style-name="Internet_20_link"><text:span text:style-name="T8">optimization</text:span></text:span></text:a><text:span text:style-name="T6">. In </text:span><text:a xlink:type="simple" xlink:href="https://en.wikipedia.org/wiki/Reinforcement_learning" office:target-frame-name="Reinforcement learning" xlink:show="replace" text:style-name="ListLabel_20_3" text:visited-style-name="ListLabel_20_3"><text:span text:style-name="Internet_20_link"><text:span text:style-name="T8">reinforcement learning</text:span></text:span></text:a><text:span text:style-name="T6"> the agent is rewarded for good responses and punished for bad ones. The agent uses this sequence of rewards and punishments to form a strategy for operating in its problem space. </text:span></text:p>
      <text:p text:style-name="P1"><text:s/>Natural language processing</text:p>
      <text:p text:style-name="Normal_20__28_Web_29_"><text:a xlink:type="simple" xlink:href="https://en.wikipedia.org/wiki/Natural_language_processing" office:target-frame-name="Natural language processing" xlink:show="replace" text:style-name="ListLabel_20_3" text:visited-style-name="ListLabel_20_3"><text:span text:style-name="Internet_20_link"><text:span text:style-name="T8">Natural language processing</text:span></text:span></text:a><text:span text:style-name="T6"> (NLP) gives machines the ability to read and </text:span><text:a xlink:type="simple" xlink:href="https://en.wikipedia.org/wiki/Natural_language_understanding" office:target-frame-name="Natural language understanding" xlink:show="replace" text:style-name="ListLabel_20_3" text:visited-style-name="ListLabel_20_3"><text:span text:style-name="Internet_20_link"><text:span text:style-name="T8">understand</text:span></text:span></text:a><text:span text:style-name="T6"> human language. A sufficiently powerful natural language processing system would enable </text:span><text:a xlink:type="simple" xlink:href="https://en.wikipedia.org/wiki/Natural-language_user_interface" office:target-frame-name="Natural-language user interface" xlink:show="replace" text:style-name="ListLabel_20_3" text:visited-style-name="ListLabel_20_3"><text:span text:style-name="Internet_20_link"><text:span text:style-name="T8">natural-language user interfaces</text:span></text:span></text:a><text:span text:style-name="T6"> and the acquisition of knowledge directly from human-written sources, such as newswire texts. Some straightforward applications of natural language processing include </text:span><text:a xlink:type="simple" xlink:href="https://en.wikipedia.org/wiki/Information_retrieval" office:target-frame-name="Information retrieval" xlink:show="replace" text:style-name="ListLabel_20_3" text:visited-style-name="ListLabel_20_3"><text:span text:style-name="Internet_20_link"><text:span text:style-name="T8">information retrieval</text:span></text:span></text:a><text:span text:style-name="T6">, </text:span><text:a xlink:type="simple" xlink:href="https://en.wikipedia.org/wiki/Text_mining" office:target-frame-name="Text mining" xlink:show="replace" text:style-name="ListLabel_20_3" text:visited-style-name="ListLabel_20_3"><text:span text:style-name="Internet_20_link"><text:span text:style-name="T8">text mining</text:span></text:span></text:a><text:span text:style-name="T6">, </text:span><text:a xlink:type="simple" xlink:href="https://en.wikipedia.org/wiki/Question_answering" office:target-frame-name="Question answering" xlink:show="replace" text:style-name="ListLabel_20_3" text:visited-style-name="ListLabel_20_3"><text:span text:style-name="Internet_20_link"><text:span text:style-name="T8">question answering</text:span></text:span></text:a><text:span text:style-name="T6"> and </text:span><text:a xlink:type="simple" xlink:href="https://en.wikipedia.org/wiki/Machine_translation" office:target-frame-name="Machine translation" xlink:show="replace" text:style-name="ListLabel_20_3" text:visited-style-name="ListLabel_20_3"><text:span text:style-name="Internet_20_link"><text:span text:style-name="T8">machine translation</text:span></text:span></text:a><text:span text:style-name="T6">. Many current approaches use word co-occurrence frequencies to construct syntactic representations of text. "Keyword spotting" strategies for search are popular and scalable but dumb; a search query for "dog" might only match documents with the literal word "dog" and miss a document with the word "poodle". "Lexical affinity" </text:span><text:soft-page-break/><text:span text:style-name="T6">strategies use the occurrence of words such as "accident" to </text:span><text:a xlink:type="simple" xlink:href="https://en.wikipedia.org/wiki/Sentiment_analysis" office:target-frame-name="Sentiment analysis" xlink:show="replace" text:style-name="ListLabel_20_3" text:visited-style-name="ListLabel_20_3"><text:span text:style-name="Internet_20_link"><text:span text:style-name="T8">assess the sentiment</text:span></text:span></text:a><text:span text:style-name="T6"> of a document. Modern statistical NLP approaches can combine all these strategies as well as others, and often achieve acceptable accuracy at the page or paragraph level, but continue to lack the semantic understanding required to classify isolated sentences well. Besides the usual difficulties with encoding semantic commonsense knowledge, existing semantic NLP sometimes scales too poorly to be viable in business applications. Beyond semantic NLP, the ultimate goal of "narrative" NLP is to embody a full understanding of commonsense reasoning.</text:span><text:a xlink:type="simple" xlink:href="https://en.wikipedia.org/wiki/Artificial_intelligence#cite_note-116" text:style-name="ListLabel_20_7" text:visited-style-name="ListLabel_20_7"><text:span text:style-name="Internet_20_link"><text:span text:style-name="T14">[113]</text:span></text:span></text:a><text:span text:style-name="T10"> </text:span></text:p>
      <text:p text:style-name="P1">Perception:</text:p>
      <text:p text:style-name="Normal_20__28_Web_29_"><text:a xlink:type="simple" xlink:href="https://en.wikipedia.org/wiki/Machine_perception" office:target-frame-name="Machine perception" xlink:show="replace" text:style-name="ListLabel_20_3" text:visited-style-name="ListLabel_20_3"><text:span text:style-name="Internet_20_link"><text:span text:style-name="T8">Machine perception</text:span></text:span></text:a><text:span text:style-name="T6"> is the ability to use input from sensors (such as cameras (visible spectrum or infrared), microphones, wireless signals, and active </text:span><text:a xlink:type="simple" xlink:href="https://en.wikipedia.org/wiki/Lidar" office:target-frame-name="Lidar" xlink:show="replace" text:style-name="ListLabel_20_3" text:visited-style-name="ListLabel_20_3"><text:span text:style-name="Internet_20_link"><text:span text:style-name="T8">lidar</text:span></text:span></text:a><text:span text:style-name="T6">, sonar, radar, and </text:span><text:a xlink:type="simple" xlink:href="https://en.wikipedia.org/wiki/Tactile_sensor" office:target-frame-name="Tactile sensor" xlink:show="replace" text:style-name="ListLabel_20_3" text:visited-style-name="ListLabel_20_3"><text:span text:style-name="Internet_20_link"><text:span text:style-name="T8">tactile sensors</text:span></text:span></text:a><text:span text:style-name="T6">) to deduce aspects of the world. Applications include </text:span><text:a xlink:type="simple" xlink:href="https://en.wikipedia.org/wiki/Speech_recognition" office:target-frame-name="Speech recognition" xlink:show="replace" text:style-name="ListLabel_20_3" text:visited-style-name="ListLabel_20_3"><text:span text:style-name="Internet_20_link"><text:span text:style-name="T8">speech recognition</text:span></text:span></text:a><text:span text:style-name="T6">, </text:span><text:a xlink:type="simple" xlink:href="https://en.wikipedia.org/wiki/Facial_recognition_system" office:target-frame-name="Facial recognition system" xlink:show="replace" text:style-name="ListLabel_20_3" text:visited-style-name="ListLabel_20_3"><text:span text:style-name="Internet_20_link"><text:span text:style-name="T8">facial recognition</text:span></text:span></text:a><text:span text:style-name="T6">, and </text:span><text:a xlink:type="simple" xlink:href="https://en.wikipedia.org/wiki/Object_recognition" office:target-frame-name="Object recognition" xlink:show="replace" text:style-name="ListLabel_20_3" text:visited-style-name="ListLabel_20_3"><text:span text:style-name="Internet_20_link"><text:span text:style-name="T8">object recognition</text:span></text:span></text:a><text:span text:style-name="T6">. </text:span><text:a xlink:type="simple" xlink:href="https://en.wikipedia.org/wiki/Computer_vision" office:target-frame-name="Computer vision" xlink:show="replace" text:style-name="ListLabel_20_3" text:visited-style-name="ListLabel_20_3"><text:span text:style-name="Internet_20_link"><text:span text:style-name="T8">Computer vision</text:span></text:span></text:a><text:span text:style-name="T6"> is the ability to analyze visual input. Such input is usually ambiguous; a giant, fifty-meter-tall pedestrian far away may produce exactly the same pixels as a nearby normal-sized pedestrian, requiring the AI to judge the relative likelihood and reasonableness of different interpretations, for example by using its "object model" to assess that fifty-meter pedestrians do not exist. </text:span></text:p>
      <text:p text:style-name="P1">Motion and Manipulation:</text:p>
      <text:p text:style-name="Normal_20__28_Web_29_"><text:span text:style-name="T6">AI is heavily used in </text:span><text:a xlink:type="simple" xlink:href="https://en.wikipedia.org/wiki/Robotics" office:target-frame-name="Robotics" xlink:show="replace" text:style-name="ListLabel_20_3" text:visited-style-name="ListLabel_20_3"><text:span text:style-name="Internet_20_link"><text:span text:style-name="T8">robotics</text:span></text:span></text:a><text:span text:style-name="T6">. Advanced </text:span><text:a xlink:type="simple" xlink:href="https://en.wikipedia.org/wiki/Robotic_arm" office:target-frame-name="Robotic arm" xlink:show="replace" text:style-name="ListLabel_20_3" text:visited-style-name="ListLabel_20_3"><text:span text:style-name="Internet_20_link"><text:span text:style-name="T8">robotic arms</text:span></text:span></text:a><text:span text:style-name="T6"> and other </text:span><text:a xlink:type="simple" xlink:href="https://en.wikipedia.org/wiki/Industrial_robot" office:target-frame-name="Industrial robot" xlink:show="replace" text:style-name="ListLabel_20_3" text:visited-style-name="ListLabel_20_3"><text:span text:style-name="Internet_20_link"><text:span text:style-name="T8">industrial robots</text:span></text:span></text:a><text:span text:style-name="T6">, widely used in modern factories, can learn from experience how to move efficiently despite the presence of friction and gear slippage. A modern mobile robot, when given a small, static, and visible environment, can easily determine its location and </text:span><text:a xlink:type="simple" xlink:href="https://en.wikipedia.org/wiki/Robotic_mapping" office:target-frame-name="Robotic mapping" xlink:show="replace" text:style-name="ListLabel_20_3" text:visited-style-name="ListLabel_20_3"><text:span text:style-name="Internet_20_link"><text:span text:style-name="T8">map</text:span></text:span></text:a><text:span text:style-name="T6"> its environment; however, dynamic environments, such as (in </text:span><text:a xlink:type="simple" xlink:href="https://en.wikipedia.org/wiki/Endoscopy" office:target-frame-name="Endoscopy" xlink:show="replace" text:style-name="ListLabel_20_3" text:visited-style-name="ListLabel_20_3"><text:span text:style-name="Internet_20_link"><text:span text:style-name="T8">endoscopy</text:span></text:span></text:a><text:span text:style-name="T6">) the interior of a patient's breathing body, pose a greater challenge. </text:span><text:a xlink:type="simple" xlink:href="https://en.wikipedia.org/wiki/Motion_planning" office:target-frame-name="Motion planning" xlink:show="replace" text:style-name="ListLabel_20_3" text:visited-style-name="ListLabel_20_3"><text:span text:style-name="Internet_20_link"><text:span text:style-name="T8">Motion planning</text:span></text:span></text:a><text:span text:style-name="T6"> is the process of breaking down a movement task into "primitives" such as individual joint movements. Such movement often involves compliant motion, a process where movement requires maintaining physical contact with an object. </text:span><text:a xlink:type="simple" xlink:href="https://en.wikipedia.org/wiki/Moravec%27s_paradox" office:target-frame-name="Moravec's paradox" xlink:show="replace" text:style-name="ListLabel_20_3" text:visited-style-name="ListLabel_20_3"><text:span text:style-name="Internet_20_link"><text:span text:style-name="T8">Moravec's paradox</text:span></text:span></text:a><text:span text:style-name="T6"> generalizes that low-level sensorimotor skills that humans take for granted are, counterintuitively, difficult to program into a robot; the paradox is named after </text:span><text:a xlink:type="simple" xlink:href="https://en.wikipedia.org/wiki/Hans_Moravec" office:target-frame-name="Hans Moravec" xlink:show="replace" text:style-name="ListLabel_20_3" text:visited-style-name="ListLabel_20_3"><text:span text:style-name="Internet_20_link"><text:span text:style-name="T8">Hans Moravec</text:span></text:span></text:a><text:span text:style-name="T6">, who stated in 1988 that "it is comparatively easy to make computers exhibit adult level performance on intelligence tests or playing checkers, and difficult or impossible to give them the skills of a one-year-old when it comes to perception and mobility". This is attributed to the fact that, unlike checkers, physical dexterity has been a direct target of </text:span><text:a xlink:type="simple" xlink:href="https://en.wikipedia.org/wiki/Natural_selection" office:target-frame-name="Natural selection" xlink:show="replace" text:style-name="ListLabel_20_3" text:visited-style-name="ListLabel_20_3"><text:span text:style-name="Internet_20_link"><text:span text:style-name="T8">natural selection</text:span></text:span></text:a><text:span text:style-name="T6"> for millions of years. </text:span></text:p>
      <text:p text:style-name="P1"><text:bookmark text:name="_GoBack"/></text:p>
      <text:p text:style-name="P1"><text:s/></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style:text-position="super 58%" style:font-name="Arial" fo:font-family="Arial" style:font-family-generic="roman" style:font-pitch="variable" style:text-underline-style="none" style:font-name-complex="Arial1" style:font-family-complex="Arial" style:font-family-generic-complex="system" style:font-pitch-complex="variable"/>
    </style:style>
    <style:style style:name="ListLabel_20_6" style:display-name="ListLabel 6" style:family="text">
      <style:text-properties fo:color="#000000" style:font-name="Arial" fo:font-family="Arial" style:font-family-generic="roman" style:font-pitch="variable" fo:font-size="12pt" fo:language="en" fo:country="US" style:font-name-asian="Times New Roman1"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ListLabel_20_5" style:display-name="ListLabel 5" style:family="text">
      <style:text-properties fo:color="#000000" style:text-position="super 58%" style:font-name="Arial" fo:font-family="Arial" style:font-family-generic="roman" style:font-pitch="variable" fo:language="en" fo:country="US" style:text-underline-style="none" style:font-name-complex="Arial1" style:font-family-complex="Arial" style:font-family-generic-complex="system" style:font-pitch-complex="variable"/>
    </style:style>
    <style:style style:name="ListLabel_20_4" style:display-name="ListLabel 4" style:family="text">
      <style:text-properties fo:color="#000000" style:font-name="Arial" fo:font-family="Arial" style:font-family-generic="roman" style:font-pitch="variable" fo:language="en" fo:country="US" style:text-underline-style="none" style:font-name-complex="Arial1" style:font-family-complex="Arial" style:font-family-generic-complex="system" style:font-pitch-complex="variable" style:font-style-complex="italic"/>
    </style:style>
    <style:style style:name="ListLabel_20_3" style:display-name="ListLabel 3" style:family="text">
      <style:text-properties fo:color="#000000" style:font-name="Arial" fo:font-family="Arial" style:font-family-generic="roman" style:font-pitch="variable" fo:language="en" fo:country="US" style:text-underline-style="none" style:font-name-complex="Arial1" style:font-family-complex="Arial" style:font-family-generic-complex="system" style:font-pitch-complex="variable"/>
    </style:style>
    <style:style style:name="ListLabel_20_2" style:display-name="ListLabel 2" style:family="text">
      <style:text-properties fo:color="#000000" style:font-name="Arial" fo:font-family="Arial" style:font-family-generic="roman" style:font-pitch="variable" fo:font-size="12pt" fo:language="en" fo:country="US" style:text-underline-style="none" style:font-size-asian="12pt" style:font-name-complex="Arial1" style:font-family-complex="Arial" style:font-family-generic-complex="system" style:font-pitch-complex="variable" style:font-size-complex="12pt"/>
    </style:style>
    <style:style style:name="ListLabel_20_1" style:display-name="ListLabel 1" style:family="text">
      <style:text-properties fo:color="#000000" style:font-name="Arial" fo:font-family="Arial" style:font-family-generic="roman" style:font-pitch="variable" fo:font-size="12pt" fo:language="en" fo:country="US" style:text-underline-style="none" style:font-size-asian="12pt" style:font-name-complex="Arial1" style:font-family-complex="Arial"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0:26:32.654764815</meta:creation-date>
    <dc:date>2018-11-18T10:26:49.471875579</dc:date>
    <meta:editing-duration>PT17S</meta:editing-duration>
    <meta:editing-cycles>1</meta:editing-cycles>
    <meta:document-statistic meta:table-count="0" meta:image-count="0" meta:object-count="0" meta:page-count="6" meta:paragraph-count="42" meta:word-count="2870" meta:character-count="19122" meta:non-whitespace-character-count="16270"/>
    <meta:generator>LibreOffice/6.0.6.2$Linux_X86_64 LibreOffice_project/00m0$Build-2</meta:generator>
  </office:meta>
</office:document-meta>
</file>